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0cdd" officeooo:paragraph-rsid="00115de4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0e0cdd" officeooo:paragraph-rsid="00115de4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ffff"/>
      <style:paragraph-properties fo:text-align="center"/>
    </style:style>
    <style:style style:name="P5" style:family="paragraph">
      <loext:graphic-properties draw:fill="solid" draw:fill-color="#00ffff"/>
      <style:paragraph-properties fo:text-align="center"/>
      <style:text-properties fo:font-size="12pt"/>
    </style:style>
    <style:style style:name="P6" style:family="paragraph">
      <loext:graphic-properties draw:fill="solid" draw:fill-color="#e6e6e6"/>
      <style:paragraph-properties fo:text-align="center"/>
      <style:text-properties fo:font-size="12pt"/>
    </style:style>
    <style:style style:name="P7" style:family="paragraph">
      <loext:graphic-properties draw:fill="solid" draw:fill-color="#e6e6e6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fill="solid" draw:fill-color="#00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ff" draw:textarea-horizontal-align="justify" draw:textarea-vertical-align="middle" draw:auto-grow-height="false" fo:min-height="1.386cm" fo:min-width="3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ffff" draw:textarea-horizontal-align="justify" draw:textarea-vertical-align="middle" draw:auto-grow-height="false" fo:min-height="1.393cm" fo:min-width="4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ffff" draw:textarea-horizontal-align="justify" draw:textarea-vertical-align="middle" draw:auto-grow-height="false" fo:min-height="1.39cm" fo:min-width="2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ffff" draw:textarea-horizontal-align="justify" draw:textarea-vertical-align="middle" draw:auto-grow-height="false" fo:min-height="1.386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ffff" draw:textarea-horizontal-align="justify" draw:textarea-vertical-align="middle" draw:auto-grow-height="false" fo:min-height="1.39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ffff" draw:textarea-horizontal-align="justify" draw:textarea-vertical-align="middle" draw:auto-grow-height="false" fo:min-height="1.386cm" fo:min-width="2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ffff" draw:textarea-horizontal-align="justify" draw:textarea-vertical-align="middle" draw:auto-grow-height="false" fo:min-height="1.386cm" fo:min-width="2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e6e6e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4" svg:width="3.784cm" svg:height="1.535cm" svg:x="6.396cm" svg:y="1.012cm"><text:p text:style-name="P3">ID: x,y,zє i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" draw:style-name="gr2" draw:text-style-name="P4" svg:width="3.784cm" svg:height="1.535cm" svg:x="9.994cm" svg:y="3.367cm"><text:p text:style-name="P3">¬valid(x,y,z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4" svg:width="3.784cm" svg:height="1.535cm" svg:x="6.396cm" svg:y="1.012cm"><text:p text:style-name="P3">ID: x,y,zє i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4" svg:width="3.784cm" svg:height="1.535cm" svg:x="2.11cm" svg:y="3.304cm"><text:p text:style-name="P3">valid(x,y,z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style-name="gr3" draw:text-style-name="P3" svg:x1="7.083cm" svg:y1="2.547cm" svg:x2="5.178cm" svg:y2="3.261cm"><text:p/></draw:line><draw:line text:anchor-type="paragraph" draw:z-index="5" draw:style-name="gr3" draw:text-style-name="P3" svg:x1="9.492cm" svg:y1="2.547cm" svg:x2="11.926cm" svg:y2="3.367cm"><text:p/></draw:line><draw:rect text:anchor-type="paragraph" draw:z-index="6" draw:style-name="gr4" draw:text-style-name="P3" svg:width="3.731cm" svg:height="1.086cm" svg:x="1.898cm" svg:y="2.018cm"><text:p text:style-name="P3">Guideline 2</text:p></draw:rect></text:p>
      <text:p text:style-name="P2"><draw:custom-shape text:anchor-type="paragraph" draw:z-index="7" draw:style-name="gr2" draw:text-style-name="P4" svg:width="3.784cm" svg:height="1.535cm" svg:x="9.994cm" svg:y="3.367cm"><text:p text:style-name="P3">¬valid(x,y,z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2" draw:text-style-name="P4" svg:width="3.784cm" svg:height="1.535cm" svg:x="6.396cm" svg:y="1.012cm"><text:p text:style-name="P3">ID: x,y,zє i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2" draw:text-style-name="P4" svg:width="3.784cm" svg:height="1.535cm" svg:x="2.11cm" svg:y="3.304cm"><text:p text:style-name="P3">valid(x,y,z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5" draw:text-style-name="P5" svg:width="4.181cm" svg:height="1.542cm" svg:x="1.819cm" svg:y="7.899cm"><text:p text:style-name="P3"><text:span text:style-name="T1">x</text:span><text:span text:style-name="T1">=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y</text:span><text:span text:style-name="T1">!</text:span><text:span text:style-name="T1">=</text:span><text:span text:style-name="T1">z</text:span><text:span text:style-name="T1"> </text:span><text:span text:style-name="T1">o</text:span><text:span text:style-name="T1">r</text:span><text:span text:style-name="T1"><text:line-break/></text:span><text:span text:style-name="T1">x</text:span><text:span text:style-name="T1">!</text:span><text:span text:style-name="T1">=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y</text:span><text:span text:style-name="T1">=</text:span><text:span text:style-name="T1">z</text:span><text:span text:style-name="T1"> </text:span><text:span text:style-name="T1">o</text:span><text:span text:style-name="T1">r</text:span></text:p><text:p text:style-name="P3"><text:span text:style-name="T1">x</text:span><text:span text:style-name="T1">!</text:span><text:span text:style-name="T1">=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y</text:span><text:span text:style-name="T1">!</text:span><text:span text:style-name="T1">=</text:span><text:span text:style-name="T1">z</text:span><text:span text:style-name="T1"> </text:span><text:span text:style-name="T1">a</text:span><text:span text:style-name="T1">n</text:span><text:span text:style-name="T1">d</text:span><text:span text:style-name="T1"> </text:span><text:span text:style-name="T1">x</text:span><text:span text:style-name="T1">=</text:span><text:span text:style-name="T1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6" draw:text-style-name="P5" svg:width="2.608cm" svg:height="1.539cm" svg:x="4.821cm" svg:y="6.122cm"><text:p text:style-name="P3"><text:span text:style-name="T1">x!=y and </text:span></text:p><text:p text:style-name="P3"><text:span text:style-name="T1">y!=z and</text:span></text:p><text:p text:style-name="P3"><text:span text:style-name="T1">x!=z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style-name="gr3" draw:text-style-name="P3" svg:x1="3.3cm" svg:y1="4.838cm" svg:x2="1.462cm" svg:y2="6.119cm"><text:p/></draw:line><draw:line text:anchor-type="paragraph" draw:z-index="13" draw:style-name="gr3" draw:text-style-name="P3" svg:x1="3.882cm" svg:y1="4.838cm" svg:x2="3.87cm" svg:y2="7.898cm"><text:p/></draw:line><draw:line text:anchor-type="paragraph" draw:z-index="14" draw:style-name="gr3" draw:text-style-name="P3" svg:x1="4.597cm" svg:y1="4.838cm" svg:x2="6.252cm" svg:y2="6.122cm"><text:p/></draw:line><draw:line text:anchor-type="paragraph" draw:z-index="15" draw:style-name="gr3" draw:text-style-name="P3" svg:x1="7.083cm" svg:y1="2.547cm" svg:x2="5.178cm" svg:y2="3.261cm"><text:p/></draw:line><draw:line text:anchor-type="paragraph" draw:z-index="16" draw:style-name="gr3" draw:text-style-name="P3" svg:x1="9.492cm" svg:y1="2.547cm" svg:x2="11.926cm" svg:y2="3.367cm"><text:p/></draw:line><draw:custom-shape text:anchor-type="paragraph" draw:z-index="17" draw:style-name="gr7" draw:text-style-name="P4" svg:width="2.634cm" svg:height="1.535cm" svg:x="0.099cm" svg:y="6.119cm"><text:p text:style-name="P3">x=y=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8" draw:style-name="gr4" draw:text-style-name="P3" svg:width="3.731cm" svg:height="1.086cm" svg:x="1.898cm" svg:y="2.018cm"><text:p text:style-name="P3">Guideline 2</text:p></draw:rect><draw:rect text:anchor-type="paragraph" draw:z-index="19" draw:style-name="gr4" draw:text-style-name="P3" svg:width="3.731cm" svg:height="1.086cm" svg:x="-1.78cm" svg:y="4.68cm"><text:p text:style-name="P3">Guideline 2</text:p></draw:rect></text:p>
      <text:p text:style-name="P2"><draw:custom-shape text:anchor-type="paragraph" draw:z-index="20" draw:style-name="gr2" draw:text-style-name="P4" svg:width="3.784cm" svg:height="1.535cm" svg:x="9.994cm" svg:y="3.367cm"><text:p text:style-name="P3">¬valid(x,y,z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style-name="gr2" draw:text-style-name="P4" svg:width="3.784cm" svg:height="1.535cm" svg:x="6.396cm" svg:y="1.012cm"><text:p text:style-name="P3">ID: x,y,zє i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style-name="gr2" draw:text-style-name="P4" svg:width="3.784cm" svg:height="1.535cm" svg:x="2.11cm" svg:y="3.304cm"><text:p text:style-name="P3">valid(x,y,z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style-name="gr5" draw:text-style-name="P5" svg:width="4.181cm" svg:height="1.542cm" svg:x="1.819cm" svg:y="7.899cm"><text:p text:style-name="P3"><text:span text:style-name="T1">x=y and y!</text:span><text:span text:style-name="T1">=z or</text:span><text:span text:style-name="T1"><text:line-break/></text:span><text:span text:style-name="T1">x!=y and </text:span><text:span text:style-name="T1">y=z or</text:span></text:p><text:p text:style-name="P3"><text:span text:style-name="T1">x!=y and y!</text:span><text:span text:style-name="T1">=z and x=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6" draw:text-style-name="P5" svg:width="2.608cm" svg:height="1.539cm" svg:x="4.821cm" svg:y="6.122cm"><text:p text:style-name="P3"><text:span text:style-name="T1">x!=y and </text:span></text:p><text:p text:style-name="P3"><text:span text:style-name="T1">y!=z and</text:span></text:p><text:p text:style-name="P3"><text:span text:style-name="T1">x!=z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style-name="gr3" draw:text-style-name="P3" svg:x1="3.3cm" svg:y1="4.838cm" svg:x2="1.462cm" svg:y2="6.119cm"><text:p/></draw:line><draw:line text:anchor-type="paragraph" draw:z-index="26" draw:style-name="gr3" draw:text-style-name="P3" svg:x1="3.882cm" svg:y1="4.838cm" svg:x2="3.87cm" svg:y2="7.898cm"><text:p/></draw:line><draw:line text:anchor-type="paragraph" draw:z-index="27" draw:style-name="gr3" draw:text-style-name="P3" svg:x1="4.597cm" svg:y1="4.838cm" svg:x2="6.252cm" svg:y2="6.122cm"><text:p/></draw:line><draw:line text:anchor-type="paragraph" draw:z-index="28" draw:style-name="gr3" draw:text-style-name="P3" svg:x1="7.083cm" svg:y1="2.547cm" svg:x2="5.178cm" svg:y2="3.261cm"><text:p/></draw:line><draw:line text:anchor-type="paragraph" draw:z-index="29" draw:style-name="gr3" draw:text-style-name="P3" svg:x1="9.492cm" svg:y1="2.547cm" svg:x2="11.926cm" svg:y2="3.367cm"><text:p/></draw:line><draw:custom-shape text:anchor-type="paragraph" draw:z-index="30" draw:style-name="gr7" draw:text-style-name="P4" svg:width="2.634cm" svg:height="1.535cm" svg:x="0.099cm" svg:y="6.119cm"><text:p text:style-name="P3">x=y=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style-name="gr8" draw:text-style-name="P5" svg:width="2.915cm" svg:height="1.539cm" svg:x="2.427cm" svg:y="10.825cm"><text:p text:style-name="P3"><text:span text:style-name="T1">x!=y </text:span><text:span text:style-name="T1">and </text:span><text:span text:style-name="T1">y=z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style-name="gr9" draw:text-style-name="P4" svg:width="2.938cm" svg:height="1.535cm" svg:x="-0.96cm" svg:y="10.844cm"><text:p text:style-name="P3"><text:span text:style-name="T1">x=y </text:span><text:span text:style-name="T1">and y!</text:span><text:span text:style-name="T1">=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style-name="gr10" draw:text-style-name="P4" svg:width="2.158cm" svg:height="1.535cm" svg:x="12.137cm" svg:y="9.744cm"><text:p text:style-name="P3">x+z&lt;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34" draw:style-name="gr4" draw:text-style-name="P3" svg:width="3.731cm" svg:height="1.086cm" svg:x="1.898cm" svg:y="2.018cm"><text:p text:style-name="P3">Guideline 2</text:p></draw:rect><draw:line text:anchor-type="paragraph" draw:z-index="35" draw:style-name="gr3" draw:text-style-name="P3" svg:x1="2.454cm" svg:y1="9.44cm" svg:x2="0.616cm" svg:y2="10.844cm"><text:p/></draw:line><draw:line text:anchor-type="paragraph" draw:z-index="36" draw:style-name="gr3" draw:text-style-name="P3" svg:x1="5.496cm" svg:y1="9.44cm" svg:x2="7.203cm" svg:y2="10.825cm"><text:p/></draw:line><draw:line text:anchor-type="paragraph" draw:z-index="37" draw:style-name="gr3" draw:text-style-name="P3" svg:x1="10.735cm" svg:y1="4.902cm" svg:x2="9.135cm" svg:y2="6.331cm"><text:p/></draw:line><draw:line text:anchor-type="paragraph" draw:z-index="38" draw:style-name="gr3" draw:text-style-name="P3" svg:x1="13.381cm" svg:y1="4.902cm" svg:x2="15.168cm" svg:y2="6.361cm"><text:p/></draw:line><draw:rect text:anchor-type="paragraph" draw:z-index="39" draw:style-name="gr4" draw:text-style-name="P3" svg:width="3.731cm" svg:height="0.847cm" svg:x="14.175cm" svg:y="4.865cm"><text:p text:style-name="P3">Guideline 5</text:p></draw:rect><draw:rect text:anchor-type="paragraph" draw:z-index="40" draw:style-name="gr4" draw:text-style-name="P3" svg:width="3.731cm" svg:height="0.847cm" svg:x="-1.912cm" svg:y="9.44cm"><text:p text:style-name="P3">Guideline 5</text:p></draw:rect><draw:rect text:anchor-type="paragraph" draw:z-index="41" draw:style-name="gr11" draw:text-style-name="P6" svg:width="1.405cm" svg:height="0.717cm" svg:x="-0.695cm" svg:y="7.971cm"><text:p text:style-name="P3"><text:span text:style-name="T1">EC1_V</text:span></text:p></draw:rect><draw:rect text:anchor-type="paragraph" draw:z-index="42" draw:style-name="gr11" draw:text-style-name="P7" svg:width="1.403cm" svg:height="0.715cm" svg:x="-0.377cm" svg:y="12.654cm"><text:p text:style-name="P3">EC2_V</text:p></draw:rect><draw:rect text:anchor-type="paragraph" draw:z-index="43" draw:style-name="gr11" draw:text-style-name="P7" svg:width="1.403cm" svg:height="0.715cm" svg:x="3.247cm" svg:y="12.681cm"><text:p text:style-name="P3">EC3_V</text:p></draw:rect><draw:rect text:anchor-type="paragraph" draw:z-index="44" draw:style-name="gr11" draw:text-style-name="P7" svg:width="1.403cm" svg:height="0.715cm" svg:x="6.343cm" svg:y="12.654cm"><text:p text:style-name="P3">EC4_V</text:p></draw:rect><draw:rect text:anchor-type="paragraph" draw:z-index="45" draw:style-name="gr4" draw:text-style-name="P3" svg:width="3.731cm" svg:height="1.086cm" svg:x="-1.78cm" svg:y="4.68cm"><text:p text:style-name="P3">Guideline 2</text:p></draw:rect><draw:custom-shape text:anchor-type="paragraph" draw:z-index="46" draw:style-name="gr8" draw:text-style-name="P5" svg:width="2.915cm" svg:height="1.539cm" svg:x="5.814cm" svg:y="10.825cm"><text:p text:style-name="P3"><text:span text:style-name="T1">x!=y and </text:span></text:p><text:p text:style-name="P3"><text:span text:style-name="T1">y!=z and </text:span></text:p><text:p text:style-name="P3"><text:span text:style-name="T1">x=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7" draw:style-name="gr3" draw:text-style-name="P3" svg:x1="3.856cm" svg:y1="9.44cm" svg:x2="3.844cm" svg:y2="10.825cm"><text:p/></draw:line><draw:custom-shape text:anchor-type="paragraph" draw:z-index="48" draw:style-name="gr10" draw:text-style-name="P4" svg:width="2.158cm" svg:height="1.535cm" svg:x="14.228cm" svg:y="8.077cm"><text:p text:style-name="P3">x+y &lt; 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style-name="gr10" draw:text-style-name="P4" svg:width="2.158cm" svg:height="1.535cm" svg:x="7.904cm" svg:y="6.331cm"><text:p text:style-name="P3">x&lt;=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style-name="gr10" draw:text-style-name="P4" svg:width="2.158cm" svg:height="1.535cm" svg:x="8.327cm" svg:y="8.05cm"><text:p text:style-name="P3">y&lt;=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style-name="gr10" draw:text-style-name="P4" svg:width="2.158cm" svg:height="1.535cm" svg:x="9.783cm" svg:y="9.744cm"><text:p text:style-name="P3">z&lt;=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style-name="gr10" draw:text-style-name="P4" svg:width="2.158cm" svg:height="1.535cm" svg:x="14.439cm" svg:y="6.361cm"><text:p text:style-name="P3">y+z&lt;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3" draw:style-name="gr3" draw:text-style-name="P3" svg:x1="11.119cm" svg:y1="4.902cm" svg:x2="10.114cm" svg:y2="8.051cm"><text:p/></draw:line><draw:line text:anchor-type="paragraph" draw:z-index="54" draw:style-name="gr3" draw:text-style-name="P3" svg:x1="11.714cm" svg:y1="4.902cm" svg:x2="10.961cm" svg:y2="9.744cm"><text:p/></draw:line><draw:line text:anchor-type="paragraph" draw:z-index="55" draw:style-name="gr3" draw:text-style-name="P3" svg:x1="12.137cm" svg:y1="4.902cm" svg:x2="13.157cm" svg:y2="9.744cm"><text:p/></draw:line><draw:line text:anchor-type="paragraph" draw:z-index="56" draw:style-name="gr3" draw:text-style-name="P3" svg:x1="12.905cm" svg:y1="4.902cm" svg:x2="14.427cm" svg:y2="8.077cm"><text:p/></draw:line><draw:rect text:anchor-type="paragraph" draw:z-index="57" draw:style-name="gr11" draw:text-style-name="P7" svg:width="1.403cm" svg:height="0.715cm" svg:x="6.158cm" svg:y="7.971cm"><text:p text:style-name="P3">EC5_V</text:p></draw:rect><draw:rect text:anchor-type="paragraph" draw:z-index="58" draw:style-name="gr11" draw:text-style-name="P7" svg:width="1.403cm" svg:height="0.715cm" svg:x="7.878cm" svg:y="5.378cm"><text:p text:style-name="P3">EC6_V</text:p></draw:rect><draw:rect text:anchor-type="paragraph" draw:z-index="59" draw:style-name="gr11" draw:text-style-name="P7" svg:width="1.403cm" svg:height="0.715cm" svg:x="7.957cm" svg:y="9.744cm"><text:p text:style-name="P3">EC7_V</text:p></draw:rect><draw:rect text:anchor-type="paragraph" draw:z-index="60" draw:style-name="gr11" draw:text-style-name="P7" svg:width="1.403cm" svg:height="0.715cm" svg:x="10.179cm" svg:y="11.464cm"><text:p text:style-name="P3">EC8_V</text:p></draw:rect><draw:rect text:anchor-type="paragraph" draw:z-index="61" draw:style-name="gr11" draw:text-style-name="P7" svg:width="1.403cm" svg:height="0.715cm" svg:x="12.455cm" svg:y="11.437cm"><text:p text:style-name="P3">EC9_V</text:p></draw:rect><draw:rect text:anchor-type="paragraph" draw:z-index="62" draw:style-name="gr11" draw:text-style-name="P7" svg:width="1.576cm" svg:height="0.715cm" svg:x="14.651cm" svg:y="9.797cm"><text:p text:style-name="P3">EC10_V</text:p></draw:rect><draw:rect text:anchor-type="paragraph" draw:z-index="63" draw:style-name="gr11" draw:text-style-name="P7" svg:width="1.641cm" svg:height="0.715cm" svg:x="16.782cm" svg:y="6.78cm"><text:p text:style-name="P3">EC11_V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Miller</meta:initial-creator>
    <meta:creation-date>2017-08-07T08:11:16.844400620</meta:creation-date>
    <dc:date>2018-07-24T10:34:25.449932225</dc:date>
    <dc:creator>Tim Miller</dc:creator>
    <meta:editing-duration>PT1H38M2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0" meta:word-count="0" meta:character-count="0" meta:non-whitespace-character-count="0"/>
  </office:meta>
</office:document-meta>
</file>